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1.6138in"/>
    </style:style>
    <style:style style:name="co6" style:family="table-column">
      <style:table-column-properties fo:break-before="auto" style:column-width="1.1945in"/>
    </style:style>
    <style:style style:name="co7" style:family="table-column">
      <style:table-column-properties fo:break-before="auto" style:column-width="1.9693in"/>
    </style:style>
    <style:style style:name="co8" style:family="table-column">
      <style:table-column-properties fo:break-before="auto" style:column-width="2.2382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2a00ff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ocument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>
            <text:p>table</text:p>
          </table:table-cell>
          <table:table-cell table:style-name="ce5" office:value-type="string">
            <text:p>key</text:p>
          </table:table-cell>
          <table:table-cell table:style-name="ce5" office:value-type="string">
            <text:p>column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comment</text:p>
          </table:table-cell>
          <table:table-cell table:style-name="ce5" table:number-columns-repeated="1019"/>
        </table:table-row>
        <table:table-row table:style-name="ro1">
          <table:table-cell table:style-name="ce6" office:value-type="string">
            <text:p>documentlist</text:p>
          </table:table-cell>
          <table:table-cell office:value-type="string">
            <text:p>user</text:p>
          </table:table-cell>
          <table:table-cell office:value-type="string">
            <text:p>[docid]</text:p>
          </table:table-cell>
          <table:table-cell office:value-type="string">
            <text:p>docid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documentdata</text:p>
          </table:table-cell>
          <table:table-cell office:value-type="string">
            <text:p>userid#docid</text:p>
          </table:table-cell>
          <table:table-cell office:value-type="string">
            <text:p>name</text:p>
          </table:table-cell>
          <table:table-cell/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escription</text:p>
          </table:table-cell>
          <table:table-cell/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astupdate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ilename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tatus</text:p>
          </table:table-cell>
          <table:table-cell/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ype</text:p>
          </table:table-cell>
          <table:table-cell office:value-type="string">
            <text:p>enum</text:p>
            <text:p>- CV</text:p>
            <text:p>- motivation</text:p>
            <text:p>- directory</text:p>
          </table:table-cell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visioncount</text:p>
          </table:table-cell>
          <table:table-cell office:value-type="string">
            <text:p>count</text:p>
          </table:table-cell>
          <table:table-cell office:value-type="string">
            <text:p>integer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vision#count</text:p>
          </table:table-cell>
          <table:table-cell office:value-type="string">
            <text:p>docid</text:p>
          </table:table-cell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f#count</text:p>
          </table:table-cell>
          <table:table-cell office:value-type="string">
            <text:p>reftype#refi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fcount</text:p>
          </table:table-cell>
          <table:table-cell office:value-type="string">
            <text:p>count</text:p>
          </table:table-cell>
          <table:table-cell office:value-type="string">
            <text:p>integer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ster</text:p>
          </table:table-cell>
          <table:table-cell office:value-type="string">
            <text:p>docid</text:p>
          </table:table-cell>
          <table:table-cell/>
          <table:table-cell office:value-type="string">
            <text:p>only sl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rectory</text:p>
          </table:table-cell>
          <table:table-cell office:value-type="string">
            <text:p>docid</text:p>
          </table:table-cell>
          <table:table-cell/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documentcontent</text:p>
          </table:table-cell>
          <table:table-cell office:value-type="string">
            <text:p>userid#docid</text:p>
          </table:table-cell>
          <table:table-cell office:value-type="string">
            <text:p>content</text:p>
          </table:table-cell>
          <table:table-cell/>
          <table:table-cell office:value-type="string">
            <text:p>raw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>
        <table:table-column table:style-name="co2" table:number-columns-repeated="2" table:default-cell-style-name="Default"/>
        <table:table-column table:style-name="co4" table:default-cell-style-name="ce2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lum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loglist</text:p>
          </table:table-cell>
          <table:table-cell office:value-type="string">
            <text:p>userid#oppid</text:p>
          </table:table-cell>
          <table:table-cell table:style-name="Default" office:value-type="string">
            <text:p>[logid]</text:p>
          </table:table-cell>
          <table:table-cell office:value-type="string">
            <text:p>logid</text:p>
          </table:table-cell>
          <table:table-cell office:value-type="string">
            <text:p>lis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logdata</text:p>
          </table:table-cell>
          <table:table-cell office:value-type="string">
            <text:p>oppid#logid</text:p>
          </table:table-cell>
          <table:table-cell office:value-type="string">
            <text:p>opportunityid</text:p>
          </table:table-cell>
          <table:table-cell office:value-type="string">
            <text:p>oppid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itle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escription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reation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xpectedfollowup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tatus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d#docid</text:p>
          </table:table-cell>
          <table:table-cell office:value-type="string">
            <text:p>updatedocid</text:p>
          </table:table-cell>
          <table:table-cell office:value-type="string">
            <text:p>id</text:p>
          </table:table-cell>
          <table:table-cell table:number-columns-repeated="1019"/>
        </table:table-row>
      </table:table>
      <table:table table:name="opportunity" table:style-name="ta1">
        <table:table-column table:style-name="co2" table:number-columns-repeated="1024" table:default-cell-style-name="ce1"/>
        <table:table-row table:style-name="ro1">
          <table:table-cell office:value-type="string">
            <text:p>table</text:p>
          </table:table-cell>
          <table:table-cell office:value-type="string">
            <text:p>key</text:p>
          </table:table-cell>
          <table:table-cell office:value-type="string">
            <text:p>column</text:p>
          </table:table-cell>
          <table:table-cell office:value-type="string">
            <text:p>value</text:p>
          </table:table-cell>
          <table:table-cell office:value-type="string">
            <text:p>comment</text:p>
          </table:table-cell>
          <table:table-cell table:number-columns-repeated="1019"/>
        </table:table-row>
      </table:table>
      <table:table table:name="calendar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table</text:p>
          </table:table-cell>
          <table:table-cell office:value-type="string">
            <text:p>key</text:p>
          </table:table-cell>
          <table:table-cell office:value-type="string">
            <text:p>column</text:p>
          </table:table-cell>
          <table:table-cell office:value-type="string">
            <text:p>value</text:p>
          </table:table-cell>
          <table:table-cell office:value-type="string">
            <text:p>comment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vent</text:p>
          </table:table-cell>
          <table:table-cell table:style-name="Default" office:value-type="string">
            <text:p>userid#year#month#day</text:p>
          </table:table-cell>
          <table:table-cell table:style-name="Default" office:value-type="string">
            <text:p>[reftype#id]</text:p>
          </table:table-cell>
          <table:table-cell table:style-name="Default" office:value-type="string">
            <text:p>datetime</text:p>
          </table:table-cell>
          <table:table-cell table:style-name="Default" table:number-columns-repeated="1020"/>
        </table:table-row>
      </table:table>
      <table:table table:name="todo" table:style-name="ta1">
        <table:table-column table:style-name="co2" table:number-columns-repeated="2" table:default-cell-style-name="ce4"/>
        <table:table-column table:style-name="co6" table:default-cell-style-name="ce4"/>
        <table:table-column table:style-name="co2" table:number-columns-repeated="1021" table:default-cell-style-name="ce4"/>
        <table:table-row table:style-name="ro1">
          <table:table-cell table:style-name="ce3" office:value-type="string">
            <text:p>table</text:p>
          </table:table-cell>
          <table:table-cell table:style-name="ce3" office:value-type="string">
            <text:p>key</text:p>
          </table:table-cell>
          <table:table-cell table:style-name="ce3" office:value-type="string">
            <text:p>column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omment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tododata</text:p>
          </table:table-cell>
          <table:table-cell office:value-type="string">
            <text:p>userid#todoid</text:p>
          </table:table-cell>
          <table:table-cell office:value-type="string">
            <text:p>typeid#refid</text:p>
          </table:table-cell>
          <table:table-cell office:value-type="string">
            <text:p>refid</text:p>
          </table:table-cell>
          <table:table-cell office:value-type="string">
            <text:p>id</text:p>
          </table:table-cell>
          <table:table-cell office:value-type="string">
            <text:p>Typeid =</text:p>
            <text:p>- user</text:p>
            <text:p>- calendar</text:p>
            <text:p>- document</text:p>
            <text:p>- jobsi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ext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lor</text:p>
          </table:table-cell>
          <table:table-cell/>
          <table:table-cell office:value-type="string">
            <text:p>enu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urgent</text:p>
          </table:table-cell>
          <table:table-cell/>
          <table:table-cell office:value-type="string">
            <text:p>boole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reated</text:p>
          </table:table-cell>
          <table:table-cell/>
          <table:table-cell office:value-type="string">
            <text:p>boole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extremind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dolist</text:p>
          </table:table-cell>
          <table:table-cell office:value-type="string">
            <text:p>userid</text:p>
          </table:table-cell>
          <table:table-cell office:value-type="string">
            <text:p>[todoid]</text:p>
          </table:table-cell>
          <table:table-cell office:value-type="string">
            <text:p>todoid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ite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6-30T19:42:03</meta:creation-date>
    <meta:generator>LibreOffice/3.5$Linux_x86 LibreOffice_project/350m1$Build-2</meta:generator>
    <dc:date>2012-07-18T22:20:19</dc:date>
    <dc:creator>avila </dc:creator>
    <meta:editing-duration>PT20H27M58S</meta:editing-duration>
    <meta:editing-cycles>16</meta:editing-cycles>
    <meta:document-statistic meta:table-count="6" meta:cell-count="124" meta:object-count="0"/>
  </office:meta>
</office:document-meta>
</file>